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1000005E2000002F32B6D43F2.svm"/>
  <manifest:file-entry manifest:media-type="" manifest:full-path="Pictures/20000011000007900000021BB513D44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555555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fo:font-size="7pt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DejaVu Sans2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2" style:family="paragraph" style:parent-style-name="Frame_20_contents">
      <style:paragraph-properties fo:text-align="end" style:justify-single-word="false"/>
    </style:style>
    <style:style style:name="P2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6" style:family="paragraph" style:parent-style-name="Text_20_body">
      <style:text-properties fo:language="fr" fo:country="FR"/>
    </style:style>
    <style:style style:name="P27" style:family="paragraph" style:parent-style-name="Text_20_body">
      <style:text-properties fo:language="fr" fo:country="FR" fo:background-color="transparent"/>
    </style:style>
    <style:style style:name="P28" style:family="paragraph" style:parent-style-name="Text_20_body">
      <style:text-properties fo:color="#000000" style:font-name="Monospace" fo:font-size="9pt" style:font-name-asian="Monospace" style:font-size-asian="9pt" style:font-name-complex="Monospace" style:font-size-complex="9pt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Balise">
      <style:text-properties style:use-window-font-color="true"/>
    </style:style>
    <style:style style:name="P31" style:family="paragraph" style:parent-style-name="Code">
      <style:text-properties style:font-name="DejaVu Sans1" fo:font-size="10pt" style:font-size-asian="10pt" style:font-size-complex="10pt"/>
    </style:style>
    <style:style style:name="P32" style:family="paragraph" style:parent-style-name="Text_20_body">
      <style:paragraph-properties fo:padding="0.049cm" fo:border="0.002cm solid #000000" style:shadow="none"/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Tableau_20_entête">
      <style:paragraph-properties fo:text-align="center" style:justify-single-word="false"/>
    </style:style>
    <style:style style:name="P3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break-before="page"/>
      <style:text-properties fo:color="#ffffff"/>
    </style:style>
    <style:style style:name="P40" style:family="paragraph" style:parent-style-name="Heading_20_4">
      <style:text-properties fo:language="fr" fo:country="FR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Standard" style:list-style-name="L1">
      <style:text-properties fo:color="#ff3333" fo:font-size="10pt" style:font-size-asian="10pt" style:font-size-complex="10pt"/>
    </style:style>
    <style:style style:name="P4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4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Text_20_body" style:list-style-name="L2"/>
    <style:style style:name="P46" style:family="paragraph" style:parent-style-name="Text_20_body" style:list-style-name="L3"/>
    <style:style style:name="P47" style:family="paragraph" style:parent-style-name="Text_20_body" style:list-style-name="L4"/>
    <style:style style:name="P48" style:family="paragraph" style:parent-style-name="Text_20_body" style:list-style-name="L5"/>
    <style:style style:name="P49" style:family="paragraph" style:parent-style-name="Text_20_body" style:list-style-name="L6"/>
    <style:style style:name="P50" style:family="paragraph" style:parent-style-name="Text_20_body" style:list-style-name="L6">
      <style:text-properties fo:background-color="transparent"/>
    </style:style>
    <style:style style:name="P51" style:family="paragraph" style:parent-style-name="Text_20_body" style:list-style-name="L7"/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-Pizza</text:user-defined></text:p>
            <text:p text:style-name="P8"/>
            <text:p text:style-name="P8"><text:user-defined style:data-style-name="N0" text:name="Projet">Gestion de pizzeria</text:user-defined></text:p>
            <text:p text:style-name="P6"/>
            <text:p text:style-name="P7"><text:title>Dossier d'exploitation</text:title></text:p>
            <text:p text:style-name="P6"/>
            <text:p text:style-name="P6">Version <text:user-defined style:data-style-name="N0" text:name="Version">V1.0.0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Faure Quentin</text:user-defined></text:p>
            <text:p text:style-name="P9"><text:user-defined style:data-style-name="N0" text:name="Auteur_Role">Analyste-Programmeur</text:user-defined></text:p>
          </table:table-cell>
        </table:table-row>
      </table:table>
      <text:p text:style-name="Standard"/>
      <text:p text:style-name="P3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6">1 -Versions<text:tab/>4</text:p>
          <text:p text:style-name="P36">2 -Introduction<text:tab/>5</text:p>
          <text:p text:style-name="P37">2.1 -Objet du document<text:tab/>5</text:p>
          <text:p text:style-name="P37">2.2 -Références<text:tab/>5</text:p>
          <text:p text:style-name="P36">3 -Pré-requis<text:tab/>6</text:p>
          <text:p text:style-name="P37">3.1 -Système<text:tab/>6</text:p>
          <text:p text:style-name="P35">3.1.1 -Serveur de Base de données<text:tab/>6</text:p>
          <text:p text:style-name="P38">3.1.1.1 -Caractéristiques techniques<text:tab/>6</text:p>
          <text:p text:style-name="P35">3.1.2 -Serveur Web<text:tab/>6</text:p>
          <text:p text:style-name="P38">3.1.2.1 -Caractéristiques techniques<text:tab/>6</text:p>
          <text:p text:style-name="P35">3.1.3 -Serveur de Batches<text:tab/>6</text:p>
          <text:p text:style-name="P35">3.1.4 -Serveur de Fichiers<text:tab/>6</text:p>
          <text:p text:style-name="P37">3.2 -Bases de données<text:tab/>6</text:p>
          <text:p text:style-name="P37">3.3 -Web-services<text:tab/>6</text:p>
          <text:p text:style-name="P37">3.4 -Autres Ressources<text:tab/>6</text:p>
          <text:p text:style-name="P36">4 -Procédure de déploiement<text:tab/>7</text:p>
          <text:p text:style-name="P37">4.1 -Déploiement des Batches<text:tab/>7</text:p>
          <text:p text:style-name="P35">4.1.1 -Artefacts<text:tab/>7</text:p>
          <text:p text:style-name="P35">4.1.2 -Variables d'environnement<text:tab/>7</text:p>
          <text:p text:style-name="P35">4.1.3 -Configuration<text:tab/>7</text:p>
          <text:p text:style-name="P38">4.1.3.1 -Fichier xxx.yyy<text:tab/>8</text:p>
          <text:p text:style-name="P38">4.1.3.2 -Fichier zzz.ttt<text:tab/>8</text:p>
          <text:p text:style-name="P38">4.1.3.3 -Fichier ...<text:tab/>8</text:p>
          <text:p text:style-name="P35">4.1.4 -Ressources<text:tab/>8</text:p>
          <text:p text:style-name="P35">4.1.5 -Vérifications<text:tab/>8</text:p>
          <text:p text:style-name="P37">4.2 -Déploiement de l'Application Web<text:tab/>9</text:p>
          <text:p text:style-name="P35">4.2.1 -Artefacts<text:tab/>9</text:p>
          <text:p text:style-name="P35">4.2.2 -Environnement de l’application web<text:tab/>9</text:p>
          <text:p text:style-name="P38">4.2.2.1 -Variables d’environnement<text:tab/>9</text:p>
          <text:p text:style-name="P35">4.2.3 -Répertoire de configuration applicatif<text:tab/>9</text:p>
          <text:p text:style-name="P38">4.2.3.1 -Fichier xxx.yyy<text:tab/>9</text:p>
          <text:p text:style-name="P35">4.2.4 -DataSources<text:tab/>9</text:p>
          <text:p text:style-name="P35">4.2.5 -Ressources<text:tab/>10</text:p>
          <text:p text:style-name="P35">4.2.6 -Vérifications<text:tab/>10</text:p>
          <text:p text:style-name="P36">5 -Procédure de démarrage / arrêt<text:tab/>11</text:p>
          <text:p text:style-name="P37">5.1 -Base de données<text:tab/>11</text:p>
          <text:p text:style-name="P37">5.2 -Batches<text:tab/>11</text:p>
          <text:p text:style-name="P37">5.3 -Application web<text:tab/>11</text:p>
          <text:p text:style-name="P36">6 -Procédure de mise à jour<text:tab/>12</text:p>
          <text:p text:style-name="P37">6.1 -Base de données<text:tab/>12</text:p>
          <text:p text:style-name="P37">6.2 -Batches<text:tab/>12</text:p>
          <text:p text:style-name="P37">6.3 -Application web<text:tab/>12</text:p>
          <text:p text:style-name="P36">7 -Supervision/Monitoring<text:tab/>13</text:p>
          <text:p text:style-name="P37">7.1 -Supervision de l’application web<text:tab/>13</text:p>
          <text:p text:style-name="P36">8 -Procédure de sauvegarde et restauration<text:tab/>14</text:p>
          <text:p text:style-name="P36">9 -Glossaire<text:tab/>15</text:p>
        </text:index-body>
      </text:table-of-content>
      <text:p text:style-name="P30"/>
      <text:p text:style-name="P30"/>
      <text:h text:style-name="P39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4">Auteur</text:p>
          </table:table-cell>
          <table:table-cell table:style-name="Tableau7.A1" office:value-type="string">
            <text:p text:style-name="P34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4">Version</text:p>
          </table:table-cell>
        </table:table-row>
        <table:table-row table:style-name="Tableau7.2">
          <table:table-cell table:style-name="Tableau7.A2" office:value-type="string">
            <text:p text:style-name="P18">Xxx</text:p>
          </table:table-cell>
          <table:table-cell table:style-name="Tableau7.A2" office:value-type="string">
            <text:p text:style-name="P18">JJ/MM/AAAA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string">
            <text:p text:style-name="P18">XXX</text:p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</table:table>
      <text:p text:style-name="P31"/>
      <text:p text:style-name="P25"/>
      <text:h text:style-name="Heading_20_1" text:outline-level="1">Introduction</text:h>
      <text:h text:style-name="Heading_20_2" text:outline-level="2">Objet du document</text:h>
      <text:p text:style-name="Text_20_body">Le présent document constitue le dossier d’exploitation de l'application XXX…</text:p>
      <text:p text:style-name="Text_20_body">Objectif du document...</text:p>
      <text:h text:style-name="Heading_20_2" text:outline-level="2">Références</text:h>
      <text:p text:style-name="Text_20_body">Pour de plus amples informations, se référer :</text:p>
      <text:list xml:id="list4135334331671887040" text:style-name="L2">
        <text:list-item>
          <text:p text:style-name="P45"><text:span text:style-name="T4">D</text:span><text:span text:style-name="T4">C</text:span><text:span text:style-name="T4">T - </text:span><text:span text:style-name="T4">Xxx</text:span> : Dossier de conception technique de l'application</text:p>
        </text:list-item>
        <text:list-item>
          <text:p text:style-name="P45">...</text:p>
        </text:list-item>
      </text:list>
      <text:h text:style-name="Heading_20_1" text:outline-level="1">Pré-requis</text:h>
      <text:h text:style-name="Heading_20_2" text:outline-level="2">Système</text:h>
      <text:h text:style-name="Heading_20_3" text:outline-level="3">Serveur de Base de données</text:h>
      <text:p text:style-name="P26">Serveur de base de données hébergeant le/les schémas/base Xxxx….</text:p>
      <text:h text:style-name="Heading_20_4" text:outline-level="4">Caractéristiques techniques</text:h>
      <text:p text:style-name="P27"/>
      <text:h text:style-name="Heading_20_3" text:outline-level="3">Serveur Web</text:h>
      <text:p text:style-name="P26">Serveur physique ou virtuel hébergeant l'application web.</text:p>
      <text:h text:style-name="P40" text:outline-level="4">Caractéristiques techniques</text:h>
      <text:p text:style-name="P27"/>
      <text:h text:style-name="Heading_20_3" text:outline-level="3">Serveur de Batches</text:h>
      <text:p text:style-name="Text_20_body">...</text:p>
      <text:h text:style-name="Heading_20_3" text:outline-level="3">Serveur de Fichiers</text:h>
      <text:p text:style-name="Text_20_body">...</text:p>
      <text:h text:style-name="Heading_20_2" text:outline-level="2">Bases de données</text:h>
      <text:p text:style-name="Text_20_body">Les bases de données et schémas suivants doivent être accessibles et à jour :</text:p>
      <text:list xml:id="list8760967724827609685" text:style-name="L3">
        <text:list-item>
          <text:p text:style-name="P46"><text:span text:style-name="T4">… :</text:span> version XXX</text:p>
        </text:list-item>
      </text:list>
      <text:h text:style-name="Heading_20_2" text:outline-level="2">Web-services</text:h>
      <text:p text:style-name="Text_20_body">Les web services suivants doivent être accessibles et à jour :</text:p>
      <text:list xml:id="list8948113390457355444" text:style-name="L4">
        <text:list-item>
          <text:p text:style-name="P47"><text:span text:style-name="T4">… :</text:span> version XXX</text:p>
        </text:list-item>
      </text:list>
      <text:h text:style-name="Heading_20_2" text:outline-level="2">Autres Ressources</text:h>
      <text:p text:style-name="P28">...</text:p>
      <text:p text:style-name="P28"/>
      <text:h text:style-name="Heading_20_1" text:outline-level="1">Procédure de déploiement</text:h>
      <text:h text:style-name="Heading_20_2" text:outline-level="2">Déploiement des Batches</text:h>
      <text:h text:style-name="Heading_20_3" text:outline-level="3">Artefacts</text:h>
      <text:p text:style-name="Text_20_body">Les batches de l’application Xxx sont construits sous la forme d'une archive ZIP contenant les répertoires :</text:p>
      <text:list xml:id="list4602885483872506152" text:style-name="L5">
        <text:list-item>
          <text:p text:style-name="P48"><text:span text:style-name="T4">bin</text:span> : les scripts SH de lancement des différents batches</text:p>
        </text:list-item>
        <text:list-item>
          <text:p text:style-name="P48"><text:span text:style-name="T4">conf</text:span> : les fichiers de configuration</text:p>
        </text:list-item>
        <text:list-item>
          <text:p text:style-name="P48"><text:span text:style-name="T4">...</text:span> : ...</text:p>
        </text:list-item>
      </text:list>
      <text:p text:style-name="Text_20_body"/>
      <text:p text:style-name="Text_20_body">Extraire l'archive <text:span text:style-name="T4">XXX</text:span><text:span text:style-name="T4">.zip</text:span> dans le répertoire :</text:p>
      <text:p text:style-name="P32">/xxx/yyy</text:p>
      <text:p text:style-name="Text_20_body">Positionner les droits d'exécution sur les scripts SH de lancement des batches.</text:p>
      <text:p text:style-name="Text_20_body">….</text:p>
      <text:h text:style-name="Heading_20_3" text:outline-level="3">Variables d'environnement</text:h>
      <text:p text:style-name="Text_20_body">Voici les variables d'environnement reconnues par les batches de l’application XXX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4">Nom</text:p>
          </table:table-cell>
          <table:table-cell table:style-name="Tableau2.A1" office:value-type="string">
            <text:p text:style-name="P34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>
          <table:table-cell table:style-name="Tableau2.A2" office:value-type="string">
            <text:p text:style-name="P18">XXX_HOME</text:p>
          </table:table-cell>
          <table:table-cell table:style-name="Tableau2.A2" office:value-type="string">
            <text:p text:style-name="P18">non</text:p>
          </table:table-cell>
          <table:table-cell table:style-name="Tableau2.C2" office:value-type="string">
            <text:p text:style-name="P20">Répertoire racine de l’installation de l’application</text:p>
          </table:table-cell>
        </table:table-row>
        <table:table-row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C2" office:value-type="string">
            <text:p text:style-name="P20"/>
          </table:table-cell>
        </table:table-row>
      </table:table>
      <text:p text:style-name="Text_20_body"/>
      <text:p text:style-name="Text_20_body">Définissez les variables d’environnement nécessaires comme ceci...</text:p>
      <text:p text:style-name="Text_20_body">...</text:p>
      <text:h text:style-name="Heading_20_3" text:outline-level="3">Configuration</text:h>
      <text:p text:style-name="Text_20_body">Voici les différents fichiers de configuration :</text:p>
      <text:list xml:id="list5382383447653511393" text:style-name="L6">
        <text:list-item>
          <text:p text:style-name="P49"><text:span text:style-name="T4">xxx.yyy</text:span> : fichier de configuration des logs</text:p>
        </text:list-item>
        <text:list-item>
          <text:p text:style-name="P49"><text:span text:style-name="T4">zzz</text:span><text:span text:style-name="T4">.</text:span><text:span text:style-name="T4">ttt</text:span> : fichier de configuration de l'application...</text:p>
        </text:list-item>
        <text:list-item>
          <text:p text:style-name="P49"><text:span text:style-name="T4">aaa</text:span> : <text:span text:style-name="T5">fichier de configuration de la </text:span><text:span text:style-name="T5">ressources XXX</text:span></text:p>
        </text:list-item>
        <text:list-item>
          <text:p text:style-name="P50">...</text:p>
        </text:list-item>
        <text:list-item>
          <text:p text:style-name="P50"/>
        </text:list-item>
      </text:list>
      <text:h text:style-name="Heading_20_4" text:outline-level="4"><text:soft-page-break/>Fichier xxx.yyy</text:h>
      <text:p text:style-name="Text_20_body">…</text:p>
      <text:h text:style-name="Heading_20_4" text:outline-level="4">Fichier zzz.ttt</text:h>
      <text:p text:style-name="Text_20_body">...</text:p>
      <text:h text:style-name="Heading_20_4" text:outline-level="4">Fichier ...</text:h>
      <text:p text:style-name="Text_20_body"/>
      <text:h text:style-name="Heading_20_3" text:outline-level="3">Ressources</text:h>
      <text:p text:style-name="Text_20_body">...</text:p>
      <text:h text:style-name="Heading_20_3" text:outline-level="3">Vérifications</text:h>
      <text:p text:style-name="Text_20_body">Afin de vérifier le bon déploiement des batches, faire ceci…</text:p>
      <text:p text:style-name="Text_20_body"/>
      <text:h text:style-name="P41" text:outline-level="2">Déploiement de l'Application Web</text:h>
      <text:h text:style-name="Heading_20_3" text:outline-level="3">Artefacts</text:h>
      <text:p text:style-name="Text_20_body">...</text:p>
      <text:h text:style-name="Heading_20_3" text:outline-level="3">Environnement de l’application web</text:h>
      <text:h text:style-name="Heading_20_4" text:outline-level="4">Variables d’environnement</text:h>
      <text:p text:style-name="Text_20_body">Le serveur d'application JOnAS doit être exécuté avec la variable d'environnement suivante définie au démarrage. Elle est nécessaire afin de récupérer le répertoire contenant les fichiers de configuration de l'application :</text:p>
      <text:p text:style-name="P32">-Dcom.ocpizza.apps.conf=$home_application_conf_directory</text:p>
      <text:p text:style-name="Text_20_body"/>
      <text:p text:style-name="Text_20_body">INFO : il ne faut pas mettre de « / » à la fin de la valeur de la variable et ne pas utiliser d'espace dans le chemin.</text:p>
      <text:h text:style-name="Heading_20_3" text:outline-level="3">Répertoire de configuration applicatif</text:h>
      <text:p text:style-name="Text_20_body">Le répertoire de configuration applicatif doit être créé sur le système de fichier et définit de la façon suivante :</text:p>
      <text:p text:style-name="P32">$home_application_conf_directory/applicationX</text:p>
      <text:p text:style-name="Text_20_body">… fichiers de configuration… :</text:p>
      <text:list xml:id="list1725468247541454847" text:style-name="L7">
        <text:list-item>
          <text:p text:style-name="P51">...</text:p>
        </text:list-item>
      </text:list>
      <text:h text:style-name="Heading_20_4" text:outline-level="4">Fichier xxx.yyy</text:h>
      <text:p text:style-name="Text_20_body">...</text:p>
      <text:h text:style-name="Heading_20_3" text:outline-level="3">DataSources</text:h>
      <text:p text:style-name="P29">Les accès aux bases de données doivent se configurer à l'aide des fichiers…</text:p>
      <text:p text:style-name="P29"/>
      <text:p text:style-name="Text_20_body">Le fichier de drivers <text:span text:style-name="T4">postgresql</text:span><text:span text:style-name="T4"> (</text:span><text:span text:style-name="T4">postgresql</text:span><text:span text:style-name="T4">-</text:span><text:span text:style-name="T4">9</text:span><text:span text:style-name="T4">.2.</text:span><text:span text:style-name="T4">x</text:span><text:span text:style-name="T4">.)</text:span> doit être déposé dans le répertoire :</text:p>
      <text:p text:style-name="P32">$home_server/lib/ext</text:p>
      <text:p text:style-name="Text_20_body">...</text:p>
      <text:h text:style-name="Heading_20_3" text:outline-level="3">Ressources</text:h>
      <text:p text:style-name="Text_20_body">...</text:p>
      <text:h text:style-name="Heading_20_3" text:outline-level="3"><text:soft-page-break/>Vérifications</text:h>
      <text:p text:style-name="Text_20_body">Afin de vérifier le bon déploiement de l’application, faire ceci…</text:p>
      <text:p text:style-name="Text_20_body"/>
      <text:h text:style-name="Heading_20_1" text:outline-level="1">Procédure de démarrage / arrêt</text:h>
      <text:h text:style-name="Heading_20_2" text:outline-level="2">Base de données</text:h>
      <text:p text:style-name="Text_20_body"/>
      <text:h text:style-name="Heading_20_2" text:outline-level="2">Batches</text:h>
      <text:p text:style-name="Text_20_body"/>
      <text:h text:style-name="Heading_20_2" text:outline-level="2">Application web</text:h>
      <text:h text:style-name="Heading_20_1" text:outline-level="1">Procédure de mise à jour</text:h>
      <text:h text:style-name="Heading_20_2" text:outline-level="2">Base de données</text:h>
      <text:p text:style-name="Text_20_body"/>
      <text:h text:style-name="Heading_20_2" text:outline-level="2">Batches</text:h>
      <text:p text:style-name="Text_20_body"/>
      <text:h text:style-name="Heading_20_2" text:outline-level="2">Application web</text:h>
      <text:h text:style-name="Heading_20_1" text:outline-level="1">Supervision/Monitoring</text:h>
      <text:h text:style-name="Heading_20_2" text:outline-level="2">Supervision de l’application web</text:h>
      <text:p text:style-name="Text_20_body">Afin de tester que l’application web est toujours fonctionnelles, faire ceci…</text:p>
      <text:p text:style-name="Text_20_body"/>
      <text:h text:style-name="Heading_20_1" text:outline-level="1">Procédure de sauvegarde et restauration</text:h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B1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2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.621cm" fo:margin-bottom="0.21cm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>
          <style:tab-stop style:position="2cm"/>
        </style:tab-stops>
        <style:background-image/>
      </style:paragraph-properties>
      <style:text-properties style:font-name="Droid Sans1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text-properties fo:font-size="2pt" style:font-size-asian="1.75pt" style:font-size-complex="2pt"/>
    </style:style>
    <style:style style:name="MP12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3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5" style:family="paragraph" style:parent-style-name="Table_20_Contents">
      <style:text-properties style:font-name="DejaVu Sans2" fo:font-size="10pt" style:font-size-asian="10pt" style:font-size-complex="10pt"/>
    </style:style>
    <style:style style:name="MP16" style:family="paragraph" style:parent-style-name="Standard">
      <style:text-properties fo:font-size="6pt" style:font-size-asian="5.25pt" style:font-size-complex="6pt"/>
    </style:style>
    <style:style style:name="MT1" style:family="text"/>
    <style:style style:name="MT2" style:family="text">
      <style:text-properties fo:color="#555555"/>
    </style:style>
    <style:style style:name="MT3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2"><text:user-defined style:data-style-name="N0" text:name="Client">OC-Pizza</text:user-defined></text:p>
              <text:p text:style-name="MP3"><text:user-defined style:data-style-name="N0" text:name="Projet">Gestion de pizzeria</text:user-defined></text:p>
              <text:p text:style-name="MP4"><text:title>Dossier d'exploitation</text:title></text:p>
            </table:table-cell>
            <table:table-cell table:style-name="Tableau6.B1" office:value-type="string">
              <text:p text:style-name="MP5">Version : <text:user-defined style:data-style-name="N0" text:name="Version">V1.0.0</text:user-defined></text:p>
              <text:p text:style-name="MP5">Date : <text:user-defined style:data-style-name="N36" text:name="Version_Date">17/04/2023</text:user-defined></text:p>
              <text:p text:style-name="MP5">Page : <text:page-number text:select-page="current">14</text:page-number> 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" text:anchor-type="paragraph" svg:x="-0.161cm" svg:y="-0.169cm" svg:width="3.706cm" svg:height="0.967cm" draw:z-index="0"><draw:image xlink:href="Pictures/20000011000007900000021BB513D44D.svm" xlink:type="simple" xlink:show="embed" xlink:actuate="onLoad"/></draw:frame></text:p>
            </table:table-cell>
            <table:table-cell table:style-name="Tableau4.A1" office:value-type="string">
              <text:p text:style-name="MP7"><draw:frame draw:style-name="Mfr1" draw:name="images2" text:anchor-type="paragraph" svg:x="5.154cm" svg:y="-0.335cm" svg:width="2.856cm" svg:height="1.376cm" draw:z-index="1"><draw:image xlink:href="Pictures/20000011000005E2000002F32B6D43F2.svm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IT Consulting &amp; Development</text:user-defined></text:p>
            </table:table-cell>
            <table:table-cell table:style-name="Tableau5.A1" office:value-type="string">
              <text:p text:style-name="MP9">1 rue Guido Van Rossum 10100110 Pyland – 06,06,06,06,06 – contact-dev@it-consulting.com</text:p>
            </table:table-cell>
          </table:table-row>
          <table:table-row table:style-name="Tableau5.2">
            <table:table-cell table:style-name="Tableau5.A1" office:value-type="string">
              <text:p text:style-name="MP10"><text:a xlink:type="simple" xlink:href="http://www.It-conulting.com/" text:style-name="Internet_20_link" text:visited-style-name="Visited_20_Internet_20_Link">www.It-conulting.com</text:a> </text:p>
            </table:table-cell>
            <table:table-cell table:style-name="Tableau5.A1" office:value-type="string">
              <text:p text:style-name="MP9">S.A.R.L. au capital de 1 000,00 € enregistrée au RCS de Xxxx – SIREN 999 999 999 – Code APE : 6202A</text:p>
            </table:table-cell>
          </table:table-row>
        </table:table>
        <text:p text:style-name="MP11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2"><text:span text:style-name="MT2">open</text:span><text:span text:style-name="MT3">run</text:span></text:p>
            </table:table-cell>
            <table:table-cell table:style-name="Tableau9.B1" office:value-type="string">
              <text:p text:style-name="MP13">ORANGE</text:p>
              <text:p text:style-name="MP14">Proposition commerciale BDPV</text:p>
            </table:table-cell>
            <table:table-cell table:style-name="Tableau9.A1" office:value-type="string">
              <text:p text:style-name="MP15">Ref : PR2011-0016</text:p>
              <text:p text:style-name="MP15">Date : 14/03/2012</text:p>
              <text:p text:style-name="MP15">Page : <text:page-number text:select-page="current">14</text:page-number> / <text:page-count>14</text:page-count> </text:p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7$Win32 OpenOffice.org_project/417m1$Build-9800</meta:generator>
    <dc:title>Dossier d'exploitation</dc:title>
    <meta:document-statistic meta:table-count="8" meta:image-count="2" meta:object-count="0" meta:page-count="14" meta:paragraph-count="181" meta:word-count="856" meta:character-count="5204"/>
    <meta:user-defined meta:name="Auteur">Faure Quentin</meta:user-defined>
    <meta:user-defined meta:name="Auteur_Role">Analyste-Programmeur</meta:user-defined>
    <meta:user-defined meta:name="Client">OC-Pizza</meta:user-defined>
    <meta:user-defined meta:name="Entreprise">IT Consulting &amp; Development</meta:user-defined>
    <meta:user-defined meta:name="Projet" meta:value-type="string">Gestion de pizzeria</meta:user-defined>
    <meta:user-defined meta:name="Version" meta:value-type="string">V1.0.0</meta:user-defined>
    <meta:user-defined meta:name="Version_Date" meta:value-type="date">2023-04-17</meta:user-defined>
  </office:meta>
</office:document-meta>
</file>